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Lato Black" fo:font-size="15pt" officeooo:rsid="00114ff5" officeooo:paragraph-rsid="00114ff5" style:font-size-asian="15pt" style:font-size-complex="15pt"/>
    </style:style>
    <style:style style:name="P2" style:family="paragraph" style:parent-style-name="Standard">
      <style:text-properties style:font-name="Lato Black" fo:font-size="20pt" officeooo:rsid="00114ff5" officeooo:paragraph-rsid="00114ff5" style:font-size-asian="20pt" style:font-size-complex="20pt"/>
    </style:style>
    <style:style style:name="P3" style:family="paragraph" style:parent-style-name="Standard">
      <style:text-properties style:font-name="Cantarell Extra Bold" fo:font-size="15pt" officeooo:rsid="00114ff5" officeooo:paragraph-rsid="00114ff5" style:font-size-asian="15pt" style:font-size-complex="15pt"/>
    </style:style>
    <style:style style:name="P4" style:family="paragraph" style:parent-style-name="Standard">
      <style:text-properties style:font-name="Cantarell Extra Bold" fo:font-size="15pt" officeooo:rsid="00114ff5" style:font-size-asian="15pt" style:font-size-complex="15pt"/>
    </style:style>
    <style:style style:name="P5" style:family="paragraph" style:parent-style-name="Standard">
      <style:text-properties style:font-name="Cantarell Extra Bold" fo:font-size="20pt" officeooo:rsid="00114ff5" officeooo:paragraph-rsid="00114ff5" style:font-size-asian="20pt" style:font-size-complex="20pt"/>
    </style:style>
    <style:style style:name="P6" style:family="paragraph" style:parent-style-name="Standard">
      <style:text-properties fo:font-size="24pt" fo:font-weight="bold" officeooo:paragraph-rsid="00114ff5" style:font-size-asian="24pt" style:font-weight-asian="bold" style:font-size-complex="24pt" style:font-weight-complex="bold"/>
    </style:style>
    <style:style style:name="T1" style:family="text">
      <style:text-properties officeooo:rsid="00114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IAGRAM FOR WAEC.</text:span></text:p>
      <text:p text:style-name="Standard"/>
      <text:p text:style-name="P2">Schema SQL</text:p>
      <text:p text:style-name="P1"/>
      <text:p text:style-name="Standard">-- Create Students table</text:p>
      <text:p text:style-name="Standard">CREATE TABLE Student (</text:p>
      <text:p text:style-name="Standard"><text:s text:c="4"/>id INT PRIMARY KEY,</text:p>
      <text:p text:style-name="Standard"><text:s text:c="4"/>full_name VARCHAR(255) NOT NULL,</text:p>
      <text:p text:style-name="Standard"><text:s text:c="4"/>date_of_birth DATE NOT NULL,</text:p>
      <text:p text:style-name="Standard"><text:s text:c="4"/>gender ENUM('Male', 'Female'),</text:p>
      <text:p text:style-name="Standard"><text:s text:c="4"/>address VARCHAR(255),</text:p>
      <text:p text:style-name="Standard"><text:s text:c="4"/>school_id INT,</text:p>
      <text:p text:style-name="Standard"><text:s text:c="4"/>FOREIGN KEY (school_id) REFERENCES Schools(school_id) -- Added comma here</text:p>
      <text:p text:style-name="Standard">);</text:p>
      <text:p text:style-name="Standard"/>
      <text:p text:style-name="Standard">-- Create Schools table</text:p>
      <text:p text:style-name="Standard">CREATE TABLE Schools (</text:p>
      <text:p text:style-name="Standard"><text:s text:c="4"/>school_id INT PRIMARY KEY,</text:p>
      <text:p text:style-name="Standard"><text:s text:c="4"/>school_name VARCHAR(100),</text:p>
      <text:p text:style-name="Standard"><text:s text:c="4"/>location VARCHAR(255)</text:p>
      <text:p text:style-name="Standard">);</text:p>
      <text:p text:style-name="Standard"/>
      <text:p text:style-name="Standard">-- Create Subjects table</text:p>
      <text:p text:style-name="Standard">CREATE TABLE Subjects (</text:p>
      <text:p text:style-name="Standard"><text:s text:c="4"/>subject_id INT PRIMARY KEY,</text:p>
      <text:p text:style-name="Standard"><text:s text:c="4"/>subject_name VARCHAR(100)</text:p>
      <text:p text:style-name="Standard">);</text:p>
      <text:p text:style-name="Standard"/>
      <text:p text:style-name="Standard">-- Create Exams table</text:p>
      <text:p text:style-name="Standard">CREATE TABLE Exams (</text:p>
      <text:p text:style-name="Standard"><text:s text:c="4"/>exam_id INT PRIMARY KEY,</text:p>
      <text:p text:style-name="Standard"><text:s text:c="4"/>exam_name VARCHAR(100),</text:p>
      <text:p text:style-name="Standard"><text:s text:c="4"/>exam_date DATE,</text:p>
      <text:p text:style-name="Standard"><text:s text:c="4"/>subject_id INT,</text:p>
      <text:p text:style-name="Standard"><text:s text:c="4"/>duration TIME,</text:p>
      <text:p text:style-name="Standard"><text:s text:c="4"/>total_marks INT,</text:p>
      <text:p text:style-name="Standard"><text:s text:c="4"/>FOREIGN KEY (subject_id) REFERENCES Subjects(subject_id)</text:p>
      <text:p text:style-name="Standard">);</text:p>
      <text:p text:style-name="Standard">-- Create ExamResults table</text:p>
      <text:p text:style-name="Standard">CREATE TABLE ExamResults (</text:p>
      <text:p text:style-name="Standard"><text:s text:c="4"/>result_id INT PRIMARY KEY,</text:p>
      <text:p text:style-name="Standard"><text:s text:c="4"/>student_id INT,</text:p>
      <text:p text:style-name="Standard"><text:s text:c="4"/>exam_id INT,</text:p>
      <text:p text:style-name="Standard"><text:s text:c="4"/>marks_obtained INT,</text:p>
      <text:p text:style-name="Standard"><text:s text:c="4"/>FOREIGN KEY (student_id) REFERENCES Students(id),</text:p>
      <text:p text:style-name="Standard"><text:s text:c="4"/>FOREIGN KEY (exam_id) REFERENCES Exams(exam_id)</text:p>
      <text:p text:style-name="Standard">);</text:p>
      <text:p text:style-name="Standard"><text:soft-page-break/></text:p>
      <text:p text:style-name="Standard">-- Create Teachers table</text:p>
      <text:p text:style-name="Standard">CREATE TABLE Teachers (</text:p>
      <text:p text:style-name="Standard"><text:s text:c="4"/>teacher_id INT PRIMARY KEY,</text:p>
      <text:p text:style-name="Standard"><text:s text:c="4"/>teacher_name VARCHAR(100),</text:p>
      <text:p text:style-name="Standard"><text:s text:c="4"/>subject_id INT,</text:p>
      <text:p text:style-name="Standard"><text:s text:c="4"/>FOREIGN KEY (subject_id) REFERENCES Subjects(subject_id)</text:p>
      <text:p text:style-name="Standard">);</text:p>
      <text:p text:style-name="Standard">-- Create Administrators table</text:p>
      <text:p text:style-name="Standard">CREATE TABLE Administrators (</text:p>
      <text:p text:style-name="Standard"><text:s text:c="4"/>admin_id INT PRIMARY KEY,</text:p>
      <text:p text:style-name="Standard"><text:s text:c="4"/>admin_name VARCHAR(100),</text:p>
      <text:p text:style-name="Standard"><text:s text:c="4"/>role VARCHAR(100)</text:p>
      <text:p text:style-name="Standard">);</text:p>
      <text:p text:style-name="P4"/>
      <text:p text:style-name="P5">INSERT</text:p>
      <text:p text:style-name="P3"/>
      <text:p text:style-name="Standard">-- Inserting data into Schools table</text:p>
      <text:p text:style-name="Standard">INSERT INTO Schools VALUES</text:p>
      <text:p text:style-name="Standard">(1, 'Example High School', 'City A'),</text:p>
      <text:p text:style-name="Standard">(2, 'Sample Secondary School', 'City B');</text:p>
      <text:p text:style-name="Standard"/>
      <text:p text:style-name="Standard">-- Inserting data into Subjects table</text:p>
      <text:p text:style-name="Standard">INSERT INTO Subjects VALUES</text:p>
      <text:p text:style-name="Standard">(1, 'Mathematics'),</text:p>
      <text:p text:style-name="Standard">(2, 'English'),</text:p>
      <text:p text:style-name="Standard">(3, 'Science');</text:p>
      <text:p text:style-name="Standard"/>
      <text:p text:style-name="Standard">-- Inserting data into Students table</text:p>
      <text:p text:style-name="Standard">INSERT INTO Student VALUES</text:p>
      <text:p text:style-name="Standard">(1, 'John Doe', '2005-05-10', 'Male', '123 Main St, City A', 1),</text:p>
      <text:p text:style-name="Standard">(2, 'Jane Smith', '2006-08-15', 'Female', '456 Elm St, City B', 2);</text:p>
      <text:p text:style-name="Standard"/>
      <text:p text:style-name="Standard">-- Inserting data into Exams table</text:p>
      <text:p text:style-name="Standard">INSERT INTO Exams VALUES</text:p>
      <text:p text:style-name="Standard">(1, 'Math Exam 1', '2024-05-20', 1, '02:00:00', 100),</text:p>
      <text:p text:style-name="Standard">(2, 'English Exam 1', '2024-05-21', 2, '01:30:00', 80),</text:p>
      <text:p text:style-name="Standard">(3, 'Science Exam 1', '2024-05-22', 3, '01:45:00', 90);</text:p>
      <text:p text:style-name="Standard"/>
      <text:p text:style-name="Standard">-- Inserting data into ExamResults table</text:p>
      <text:p text:style-name="Standard">INSERT INTO ExamResults VALUES</text:p>
      <text:p text:style-name="Standard">(1, 1, 1, 85),</text:p>
      <text:p text:style-name="Standard">(2, 1, 2, 75),</text:p>
      <text:p text:style-name="Standard">(3, 2, 1, 90),</text:p>
      <text:p text:style-name="Standard">(4, 2, 2, 80),</text:p>
      <text:p text:style-name="Standard">(5, 1, 3, 88),</text:p>
      <text:p text:style-name="Standard">(6, 2, 3, 92);</text:p>
      <text:p text:style-name="Standard"><text:soft-page-break/></text:p>
      <text:p text:style-name="Standard">-- Inserting data into Teachers table</text:p>
      <text:p text:style-name="Standard">INSERT INTO Teachers VALUES</text:p>
      <text:p text:style-name="Standard">(1, 'Mr. Brown', 1),</text:p>
      <text:p text:style-name="Standard">(2, 'Ms. Johnson', 2),</text:p>
      <text:p text:style-name="Standard">(3, 'Dr. White', 3);</text:p>
      <text:p text:style-name="Standard"/>
      <text:p text:style-name="P5">Query SQL</text:p>
      <text:p text:style-name="Standard"/>
      <text:p text:style-name="Standard">-- Inserting data into Administrators table</text:p>
      <text:p text:style-name="Standard">INSERT INTO Administrators (admin_id, admin_name, role) VALUES</text:p>
      <text:p text:style-name="Standard">(1, 'Admin1', 'Principal') (2, 'Admin2', 'Vice Principal');</text:p>
      <text:p text:style-name="Standard"/>
      <text:p text:style-name="Standard">-- Selecting all students and their schools</text:p>
      <text:p text:style-name="Standard">SELECT s.full_name, s.date_of_birth, s.gender, s.address, sc.school_name</text:p>
      <text:p text:style-name="Standard">FROM Student s</text:p>
      <text:p text:style-name="Standard">JOIN Schools sc ON s.school_id = sc.school_id;</text:p>
      <text:p text:style-name="Standard"/>
      <text:p text:style-name="Standard">-- Selecting exam results for a specific student</text:p>
      <text:p text:style-name="Standard">SELECT s.full_name, e.exam_name, er.marks_obtained</text:p>
      <text:p text:style-name="Standard">FROM ExamResults er</text:p>
      <text:p text:style-name="Standard">JOIN Student s ON er.student_id = s.student_id</text:p>
      <text:p text:style-name="Standard">JOIN Exams e ON er.exam_id = e.exam_id</text:p>
      <text:p text:style-name="Standard">WHERE s.full_name = 'John Doe';</text:p>
      <text:p text:style-name="Standard"/>
      <text:p text:style-name="Standard">-- Selecting all teachers and the subjects they teach</text:p>
      <text:p text:style-name="Standard">SELECT t.teacher_name, sub.subject_name</text:p>
      <text:p text:style-name="Standard">FROM Teachers t</text:p>
      <text:p text:style-name="Standard">JOIN Subjects sub ON t.subject_id = sub.subject_id;</text:p>
      <text:p text:style-name="Standard"/>
      <text:p text:style-name="Standard">-- Selecting all exams and their subjects</text:p>
      <text:p text:style-name="Standard">SELECT e.exam_name, sub.subject_name</text:p>
      <text:p text:style-name="Standard">FROM Exams e</text:p>
      <text:p text:style-name="Standard">JOIN Subjects sub ON e.subject_id = sub.subject_id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9:04:20.474783328</meta:creation-date>
    <dc:date>2024-04-02T19:12:19.143660063</dc:date>
    <meta:editing-duration>PT7M58S</meta:editing-duration>
    <meta:editing-cycles>1</meta:editing-cycles>
    <meta:generator>LibreOffice/24.2.0.3$Linux_X86_64 LibreOffice_project/420$Build-3</meta:generator>
    <meta:document-statistic meta:table-count="0" meta:image-count="0" meta:object-count="0" meta:page-count="3" meta:paragraph-count="109" meta:word-count="452" meta:character-count="3201" meta:non-whitespace-character-count="2730"/>
  </office:meta>
</office:document-meta>
</file>